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1.0181in"/>
    </style:style>
    <style:style style:name="co9" style:family="table-column">
      <style:table-column-properties fo:break-before="auto" style:column-width="1.6402in"/>
    </style:style>
    <style:style style:name="co10" style:family="table-column">
      <style:table-column-properties fo:break-before="auto" style:column-width="1.7689in"/>
    </style:style>
    <style:style style:name="co11" style:family="table-column">
      <style:table-column-properties fo:break-before="auto" style:column-width="1.4472in"/>
    </style:style>
    <style:style style:name="co12" style:family="table-column">
      <style:table-column-properties fo:break-before="auto" style:column-width="1.4362in"/>
    </style:style>
    <style:style style:name="co13" style:family="table-column">
      <style:table-column-properties fo:break-before="auto" style:column-width="1.0929in"/>
    </style:style>
    <style:style style:name="co14" style:family="table-column">
      <style:table-column-properties fo:break-before="auto" style:column-width="4.0528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3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  <style:text-properties fo:font-weight="bold" style:font-weight-asian="bold" style:font-weight-complex="600"/>
    </style:style>
    <style:style style:name="ce9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e6"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e6e6e6"/>
    </style:style>
  </office:automatic-styles>
  <office:body>
    <office:spreadsheet>
      <table:table table:name="Learnin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>
            <text:p>Instance</text:p>
          </table:table-cell>
          <table:table-cell table:style-name="ce5" office:value-type="string">
            <text:p>Enjoyed?</text:p>
          </table:table-cell>
          <table:table-cell table:style-name="ce5"/>
          <table:table-cell table:style-name="ce5" office:value-type="string">
            <text:p>Entrees &gt; $10?</text:p>
          </table:table-cell>
          <table:table-cell table:style-name="ce5" office:value-type="string">
            <text:p>Has a slide and ballpit?</text:p>
          </table:table-cell>
          <table:table-cell table:style-name="ce5" office:value-type="string">
            <text:p>Serves pizza?</text:p>
          </table:table-cell>
          <table:table-cell table:style-name="ce5" office:value-type="string">
            <text:p>Has wait staff?</text:p>
          </table:table-cell>
          <table:table-cell table:style-name="ce5" office:value-type="string">
            <text:p>Accepts reservations?</text:p>
          </table:table-cell>
          <table:table-cell table:style-name="ce5" office:value-type="string">
            <text:p>Is open 24 hours?</text:p>
          </table:table-cell>
          <table:table-cell table:style-name="ce5" office:value-type="string">
            <text:p>Name</text:p>
          </table:table-cell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cFarlane's</text:p>
          </table:table-cell>
          <table:table-cell table:style-name="ce13" table:number-columns-repeated="101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Charles Cheese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float" office:value="-1">
            <text:p>-1</text:p>
          </table:table-cell>
          <table:table-cell table:style-name="ce6"/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izza Domicile</text:p>
          </table:table-cell>
          <table:table-cell table:style-name="ce13" table:number-columns-repeated="101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Antonio's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bellissimo ristorante</text:p>
          </table:table-cell>
          <table:table-cell table:style-name="ce13" table:number-columns-repeated="1014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Horton's</text:p>
          </table:table-cell>
          <table:table-cell table:number-columns-repeated="101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Buena Cena</text:p>
          </table:table-cell>
          <table:table-cell table:style-name="ce13"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lected instance</text:p>
          </table:table-cell>
          <table:table-cell/>
          <table:table-cell office:value-type="string">
            <text:p>Bias</text:p>
          </table:table-cell>
          <table:table-cell table:style-name="ce8" office:value-type="string">
            <text:p>Entrees &gt; $10?</text:p>
          </table:table-cell>
          <table:table-cell table:style-name="ce8" office:value-type="string">
            <text:p>Has a slide and ballpit?</text:p>
          </table:table-cell>
          <table:table-cell table:style-name="ce8" office:value-type="string">
            <text:p>Serves pizza?</text:p>
          </table:table-cell>
          <table:table-cell table:style-name="ce8" office:value-type="string">
            <text:p>Has wait staff?</text:p>
          </table:table-cell>
          <table:table-cell table:style-name="ce8" office:value-type="string">
            <text:p>Accepts reservations?</text:p>
          </table:table-cell>
          <table:table-cell table:style-name="ce8" office:value-type="string">
            <text:p>Is open 24 hours?</text:p>
          </table:table-cell>
          <table:table-cell office:value-type="string">
            <text:p>Target</text:p>
          </table:table-cell>
          <table:table-cell office:value-type="string">
            <text:p>Predicted</text:p>
          </table:table-cell>
          <table:table-cell office:value-type="string">
            <text:p>Correct?</text:p>
          </table:table-cell>
          <table:table-cell office:value-type="string">
            <text:p>Epoch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eights</text:p>
          </table:table-cell>
          <table:table-cell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D11]*[.D6]+[.E11]*[.E6]+[.F11]*[.F6]+[.G11]*[.G6]+[.H11]*[.H6]+[.I11]*[.I6]+[.C11]*1)" office:value-type="float" office:value="0">
            <text:p>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eights</text:p>
          </table:table-cell>
          <table:table-cell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D14]*[.D5]+[.E14]*[.E5]+[.F14]*[.F5]+[.G14]*[.G5]+[.H14]*[.H5]+[.I14]*[.I5])" office:value-type="float" office:value="0">
            <text:p>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ights</text:p>
          </table:table-cell>
          <table:table-cell office:value-type="float" office:value="0">
            <text:p>0</text:p>
          </table:table-cell>
          <table:table-cell table:number-columns-repeated="6" table:style-name="ce6" office:value-type="float" office:value="0">
            <text:p>0</text:p>
          </table:table-cell>
          <table:table-cell table:style-name="ce11" office:value-type="float" office:value="-1">
            <text:p>-1</text:p>
          </table:table-cell>
          <table:table-cell table:style-name="ce11" table:formula="of:=SUM([.D17]*[.D2]+[.E17]*[.E2]+[.F17]*[.F2]+[.G17]*[.G2]+[.H17]*[.H2]+[.I17]*[.I2])" office:value-type="float" office:value="0">
            <text:p>0</text:p>
          </table:table-cell>
          <table:table-cell table:style-name="ce11"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eights</text:p>
          </table:table-cell>
          <table:table-cell office:value-type="float" office:value="-1">
            <text:p>-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SUM([.D20]*[.D8]+[.E20]*[.E8]+[.F20]*[.F8]+[.G20]*[.G8]+[.H20]*[.H8]+[.I20]*[.I8])" office:value-type="float" office:value="0">
            <text:p>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ights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office:value-type="float" office:value="1">
            <text:p>1</text:p>
          </table:table-cell>
          <table:table-cell table:formula="of:=SUM([.D23]*[.D8]+[.E23]*[.E8]+[.F23]*[.F8]+[.G23]*[.G8]+[.H23]*[.H8]+[.I23]*[.I8])" office:value-type="float" office:value="0">
            <text:p>0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ights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-1">
            <text:p>-1</text:p>
          </table:table-cell>
          <table:table-cell table:style-name="ce11" office:value-type="float" office:value="-1">
            <text:p>-1</text:p>
          </table:table-cell>
          <table:table-cell table:style-name="ce11" table:formula="of:=SUM([.D26]*[.D4]+[.E26]*[.E4]+[.F26]*[.F4]+[.G26]*[.G4]+[.H26]*[.H4]+[.I26]*[.I4])" office:value-type="float" office:value="0">
            <text:p>0</text:p>
          </table:table-cell>
          <table:table-cell table:style-name="ce11"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9" office:value-type="float" office:value="0">
            <text:p>0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0">
            <text:p>0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SUM([.D29]*[.D3]+[.E29]*[.E3]+[.F29]*[.F3]+[.G29]*[.G3]+[.H29]*[.H3]+[.I29]*[.I3])" office:value-type="float" office:value="-4">
            <text:p>-4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6" table:number-columns-repeated="6"/>
          <table:table-cell table:number-columns-repeated="3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stance</text:p>
          </table:table-cell>
          <table:table-cell table:number-columns-repeated="8"/>
          <table:table-cell office:value-type="string">
            <text:p>target</text:p>
          </table:table-cell>
          <table:table-cell office:value-type="string">
            <text:p>predicted</text:p>
          </table:table-cell>
          <table:table-cell office:value-type="string">
            <text:p>Correct?</text:p>
          </table:table-cell>
          <table:table-cell office:value-type="string">
            <text:p>Epoch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0">
            <text:p>0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formula="of:=SUM([.D33]*[.D7]+[.E33]*[.E7]+[.F33]*[.F7]+[.G33]*[.G7]+[.H33]*[.H7]+[.I33]*[.I7])" office:value-type="float" office:value="-1">
            <text:p>-1</text:p>
          </table:table-cell>
          <table:table-cell table:style-name="ce11" office:value-type="string">
            <text:p>No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-2">
            <text:p>-2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D36]*[.D6]+[.E36]*[.E6]+[.F36]*[.F6]+[.G36]*[.G6]+[.H36]*[.H6]+[.I36]*[.I6])" office:value-type="float" office:value="1">
            <text:p>1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table:formula="of:=SUM([.D39]*[.D4]+[.E39]*[.E4]+[.F39]*[.F4]+[.G39]*[.G4]+[.H39]*[.H4]+[.I39]*[.I4])" office:value-type="float" office:value="-1">
            <text:p>-1</text:p>
          </table:table-cell>
          <table:table-cell table:style-name="ce1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SUM([.D42]*[.D2]+[.E42]*[.E2]+[.F42]*[.F2]+[.G42]*[.G2]+[.H42]*[.H2]+[.I42]*[.I2])" office:value-type="float" office:value="-2">
            <text:p>-2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D45]*[.D7]+[.E45]*[.E7]+[.F45]*[.F7]+[.G45]*[.G7]+[.H45]*[.H7]+[.I45]*[.I7])" office:value-type="float" office:value="2">
            <text:p>2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table:formula="of:=SUM([.D48]*[.D5]+[.E48]*[.E5]+[.F48]*[.F5]+[.G48]*[.G5]+[.H48]*[.H5]+[.I48]*[.I5])" office:value-type="float" office:value="0">
            <text:p>0</text:p>
          </table:table-cell>
          <table:table-cell table:style-name="ce1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SUM([.D51]*[.D3]+[.E51]*[.E3]+[.F51]*[.F3]+[.G51]*[.G3]+[.H51]*[.H3]+[.I51]*[.I3])" office:value-type="float" office:value="-2">
            <text:p>-2</text:p>
          </table:table-cell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stance</text:p>
          </table:table-cell>
          <table:table-cell table:number-columns-repeated="8"/>
          <table:table-cell office:value-type="string">
            <text:p>target</text:p>
          </table:table-cell>
          <table:table-cell office:value-type="string">
            <text:p>predicted</text:p>
          </table:table-cell>
          <table:table-cell office:value-type="string">
            <text:p>Correct?</text:p>
          </table:table-cell>
          <table:table-cell office:value-type="string">
            <text:p>Epoch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table:formula="of:=SUM([.D55]*[.D2]+[.E55]*[.E2]+[.F55]*[.F2]+[.G55]*[.G2]+[.H55]*[.H2]+[.I55]*[.I2])" office:value-type="float" office:value="-2">
            <text:p>-2</text:p>
          </table:table-cell>
          <table:table-cell table:style-name="ce12" office:value-type="string">
            <text:p>Yes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SUM([.D58]*[.D3]+[.E58]*[.E3]+[.F58]*[.F3]+[.G58]*[.G3]+[.H58]*[.H3]+[.I58]*[.I3])" office:value-type="float" office:value="-2">
            <text:p>-2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table:formula="of:=SUM([.D61]*[.D5]+[.E61]*[.E5]+[.F61]*[.F5]+[.G61]*[.G5]+[.H61]*[.H5]+[.I61]*[.I5])" office:value-type="float" office:value="0">
            <text:p>0</text:p>
          </table:table-cell>
          <table:table-cell table:style-name="ce12" office:value-type="string">
            <text:p>Yes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D64]*[.D8]+[.E64]*[.E8]+[.F64]*[.F8]+[.G64]*[.G8]+[.H64]*[.H8]+[.I64]*[.I8])" office:value-type="float" office:value="2">
            <text:p>2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office:value-type="float" office:value="-1">
            <text:p>-1</text:p>
          </table:table-cell>
          <table:table-cell table:formula="of:=SUM([.D67]*[.D4]+[.E67]*[.E4]+[.F67]*[.F4]+[.G67]*[.G4]+[.H67]*[.H4]+[.I67]*[.I4])" office:value-type="float" office:value="-1">
            <text:p>-1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table:formula="of:=SUM([.D70]*[.D6]+[.E70]*[.E6]+[.F70]*[.F6]+[.G70]*[.G6]+[.H70]*[.H6]+[.I70]*[.I6])" office:value-type="float" office:value="1">
            <text:p>1</text:p>
          </table:table-cell>
          <table:table-cell table:style-name="ce12" office:value-type="string">
            <text:p>Yes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" table:number-columns-repeated="6"/>
          <table:table-cell table:number-columns-repeated="3"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D73]*[.D7]+[.E73]*[.E7]+[.F73]*[.F7]+[.G73]*[.G7]+[.H73]*[.H7]+[.I73]*[.I7])" office:value-type="float" office:value="2">
            <text:p>2</text:p>
          </table:table-cell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dated 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Test Data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Instance</text:p>
          </table:table-cell>
          <table:table-cell table:style-name="ce5" office:value-type="string">
            <text:p>Is nice?</text:p>
          </table:table-cell>
          <table:table-cell table:style-name="ce5"/>
          <table:table-cell table:style-name="ce5" office:value-type="string">
            <text:p>Entrees &gt; $10?</text:p>
          </table:table-cell>
          <table:table-cell table:style-name="ce5" office:value-type="string">
            <text:p>Has a slide and ballpit?</text:p>
          </table:table-cell>
          <table:table-cell table:style-name="ce5" office:value-type="string">
            <text:p>Serves pizza?</text:p>
          </table:table-cell>
          <table:table-cell table:style-name="ce5" office:value-type="string">
            <text:p>Has wait staff?</text:p>
          </table:table-cell>
          <table:table-cell table:style-name="ce5" office:value-type="string">
            <text:p>Accepts reservations?</text:p>
          </table:table-cell>
          <table:table-cell table:style-name="ce5" office:value-type="string">
            <text:p>Is open 24 hours?</text:p>
          </table:table-cell>
          <table:table-cell table:style-name="ce5" office:value-type="string">
            <text:p>Name</text:p>
          </table:table-cell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-1">
            <text:p>-1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Burger Regent</text:p>
          </table:table-cell>
          <table:table-cell table:number-columns-repeated="1014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Chez Francoi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 table:number-columns-repeated="9"/>
          <table:table-cell table:number-columns-repeated="1014"/>
        </table:table-row>
        <table:table-row table:style-name="ro1">
          <table:table-cell table:style-name="ce3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6" table:number-columns-repeated="9"/>
          <table:table-cell table:number-columns-repeated="1014"/>
        </table:table-row>
        <table:table-row table:style-name="ro1">
          <table:table-cell table:style-name="ce3"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6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stance</text:p>
          </table:table-cell>
          <table:table-cell table:number-columns-repeated="8"/>
          <table:table-cell office:value-type="string">
            <text:p>target</text:p>
          </table:table-cell>
          <table:table-cell office:value-type="string">
            <text:p>predicted</text:p>
          </table:table-cell>
          <table:table-cell office:value-type="string">
            <text:p>Correct?</text:p>
          </table:table-cell>
          <table:table-cell office:value-type="string">
            <text:p>Epoch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-2">
            <text:p>-2</text:p>
          </table:table-cell>
          <table:table-cell table:style-name="ce12" office:value-type="string">
            <text:p>Yes</text:p>
          </table:table-cell>
          <table:table-cell office:value-type="string">
            <text:p>Test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0" table:number-columns-repeated="6"/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ights</text:p>
          </table:table-cell>
          <table:table-cell/>
          <table:table-cell table:style-name="ce10" office:value-type="float" office:value="1">
            <text:p>1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Test</text:p>
          </table:table-cell>
          <table:table-cell table:number-columns-repeated="1011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ining data" table:style-name="ta1"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3">
          <table:table-cell table:style-name="ce5" office:value-type="string">
            <text:p>Instance</text:p>
          </table:table-cell>
          <table:table-cell table:style-name="ce5" office:value-type="string">
            <text:p>Enjoyed?</text:p>
          </table:table-cell>
          <table:table-cell table:style-name="ce5" office:value-type="string">
            <text:p>Entrees &gt; $10?</text:p>
          </table:table-cell>
          <table:table-cell table:style-name="ce5" office:value-type="string">
            <text:p>Has a slide and ballpit?</text:p>
          </table:table-cell>
          <table:table-cell table:style-name="ce5" office:value-type="string">
            <text:p>Serves pizza?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number-columns-repeated="2" table:style-name="ce7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Default" table:number-columns-repeated="5"/>
        </table:table-row>
        <table:table-row table:style-name="ro1">
          <table:table-cell table:style-name="ce5" office:value-type="string">
            <text:p>Instance</text:p>
          </table:table-cell>
          <table:table-cell table:style-name="ce5" office:value-type="string">
            <text:p>Has wait staff?</text:p>
          </table:table-cell>
          <table:table-cell table:style-name="ce5" office:value-type="string">
            <text:p>Accepts reservations?</text:p>
          </table:table-cell>
          <table:table-cell table:style-name="ce5" office:value-type="string">
            <text:p>Is open 24 hours?</text:p>
          </table:table-cell>
          <table:table-cell table:style-name="ce5" office:value-type="string">
            <text:p>Name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cFarlane's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Charles Cheese'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izza Domicile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string">
            <text:p>Stan's Food Place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ellissimo Ristorante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Horton's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uena Cena</text:p>
          </table:table-cell>
        </table:table-row>
      </table:table>
      <table:table table:name="Learning2" table:style-name="ta1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office:value-type="string">
            <text:p>Epoch 0</text:p>
          </table:table-cell>
          <table:table-cell table:number-columns-repeated="6"/>
        </table:table-row>
        <table:table-row table:style-name="ro1">
          <table:table-cell office:value-type="string">
            <text:p>Instance</text:p>
          </table:table-cell>
          <table:table-cell office:value-type="string">
            <text:p>Weights</text:p>
          </table:table-cell>
          <table:table-cell office:value-type="string">
            <text:p>x</text:p>
          </table:table-cell>
          <table:table-cell office:value-type="string">
            <text:p>Activation</text:p>
          </table:table-cell>
          <table:table-cell office:value-type="string">
            <text:p>Prediction</text:p>
          </table:table-cell>
          <table:table-cell office:value-type="string">
            <text:p>Target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 0. -1. <text:s/>0. <text:s/>0. <text:s/>0. -1.]</text:p>
          </table:table-cell>
          <table:table-cell office:value-type="string">
            <text:p>[0, 1, 1, 1, 1, 0]</text:p>
          </table:table-cell>
          <table:table-cell office:value-type="string">
            <text:p>-1.0*1 + 0.0*0 + -1.0*1 + 0.0*1 + 0.0*1 + 0.0*1 + -1.0*0 = -2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 0. -1. <text:s/>0. <text:s/>0. <text:s/>0. -1.]</text:p>
          </table:table-cell>
          <table:table-cell office:value-type="string">
            <text:p>[0, 0, 1, 0, 1, 0]</text:p>
          </table:table-cell>
          <table:table-cell office:value-type="string">
            <text:p>-1.0*1 + 0.0*0 + -1.0*0 + 0.0*1 + 0.0*0 + 0.0*1 + -1.0*0 = -1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 0. -1. <text:s/>0. <text:s/>0. <text:s/>0. -1.]</text:p>
          </table:table-cell>
          <table:table-cell office:value-type="string">
            <text:p>[0, 0, 1, 1, 0, 0]</text:p>
          </table:table-cell>
          <table:table-cell office:value-type="string">
            <text:p>-1.0*1 + 0.0*0 + -1.0*0 + 0.0*1 + 0.0*1 + 0.0*0 + -1.0*0 = -1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 0. -1. <text:s/>1. <text:s/>1. <text:s/>0. -1.]</text:p>
          </table:table-cell>
          <table:table-cell office:value-type="string">
            <text:p>[1, 0, 1, 1, 1, 0]</text:p>
          </table:table-cell>
          <table:table-cell office:value-type="string">
            <text:p>0.0*1 + 0.0*1 + -1.0*0 + 1.0*1 + 1.0*1 + 0.0*1 + -1.0*0 = 2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 0. -1. <text:s/>1. <text:s/>1. <text:s/>0. -1.]</text:p>
          </table:table-cell>
          <table:table-cell office:value-type="string">
            <text:p>[1, 0, 0, 1, 1, 0]</text:p>
          </table:table-cell>
          <table:table-cell office:value-type="string">
            <text:p>0.0*1 + 0.0*1 + -1.0*0 + 1.0*0 + 1.0*1 + 0.0*1 + -1.0*0 = 1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 0. -1. <text:s/>1. <text:s/>1. <text:s/>0. -1.]</text:p>
          </table:table-cell>
          <table:table-cell office:value-type="string">
            <text:p>[1, 0, 0, 1, 1, 0]</text:p>
          </table:table-cell>
          <table:table-cell office:value-type="string">
            <text:p>0.0*1 + 0.0*1 + -1.0*0 + 1.0*0 + 1.0*1 + 0.0*1 + -1.0*0 = 1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Epoch 1</text:p>
          </table:table-cell>
          <table:table-cell table:number-columns-repeated="6"/>
        </table:table-row>
        <table:table-row table:style-name="ro1">
          <table:table-cell office:value-type="string">
            <text:p>Instance</text:p>
          </table:table-cell>
          <table:table-cell office:value-type="string">
            <text:p>Weights</text:p>
          </table:table-cell>
          <table:table-cell office:value-type="string">
            <text:p>x</text:p>
          </table:table-cell>
          <table:table-cell office:value-type="string">
            <text:p>Activation</text:p>
          </table:table-cell>
          <table:table-cell office:value-type="string">
            <text:p>Prediction</text:p>
          </table:table-cell>
          <table:table-cell office:value-type="string">
            <text:p>Target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[ 0. -1. <text:s/>1. <text:s/>1. <text:s/>0. -1.]</text:p>
          </table:table-cell>
          <table:table-cell office:value-type="string">
            <text:p>[0, 1, 0, 0, 0, 1]</text:p>
          </table:table-cell>
          <table:table-cell office:value-type="string">
            <text:p>0.0*1 + 0.0*0 + -1.0*1 + 1.0*0 + 1.0*0 + 0.0*0 + -1.0*1 = -2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 0. -1. <text:s/>1. <text:s/>1. <text:s/>0. -1.]</text:p>
          </table:table-cell>
          <table:table-cell office:value-type="string">
            <text:p>[0, 1, 1, 1, 1, 0]</text:p>
          </table:table-cell>
          <table:table-cell office:value-type="string">
            <text:p>0.0*1 + 0.0*0 + -1.0*1 + 1.0*1 + 1.0*1 + 0.0*1 + -1.0*0 = 1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 0. -2. <text:s/>0. <text:s/>0. -1. -1.]</text:p>
          </table:table-cell>
          <table:table-cell office:value-type="string">
            <text:p>[0, 0, 1, 0, 1, 0]</text:p>
          </table:table-cell>
          <table:table-cell office:value-type="string">
            <text:p>-1.0*1 + 0.0*0 + -2.0*0 + 0.0*1 + 0.0*0 + -1.0*1 + -1.0*0 = -2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 0. -2. <text:s/>0. <text:s/>0. -1. -1.]</text:p>
          </table:table-cell>
          <table:table-cell office:value-type="string">
            <text:p>[0, 0, 1, 1, 0, 0]</text:p>
          </table:table-cell>
          <table:table-cell office:value-type="string">
            <text:p>-1.0*1 + 0.0*0 + -2.0*0 + 0.0*1 + 0.0*1 + -1.0*0 + -1.0*0 = -1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 0. -2. <text:s/>1. <text:s/>1. -1. -1.]</text:p>
          </table:table-cell>
          <table:table-cell office:value-type="string">
            <text:p>[1, 0, 1, 1, 1, 0]</text:p>
          </table:table-cell>
          <table:table-cell office:value-type="string">
            <text:p>0.0*1 + 0.0*1 + -2.0*0 + 1.0*1 + 1.0*1 + -1.0*1 + -1.0*0 = 1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 0. -2. <text:s/>1. <text:s/>1. -1. -1.]</text:p>
          </table:table-cell>
          <table:table-cell office:value-type="string">
            <text:p>[1, 0, 0, 1, 1, 0]</text:p>
          </table:table-cell>
          <table:table-cell office:value-type="string">
            <text:p>0.0*1 + 0.0*1 + -2.0*0 + 1.0*0 + 1.0*1 + -1.0*1 + -1.0*0 = 0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 1. -2. <text:s/>1. <text:s/>2. <text:s/>0. -1.]</text:p>
          </table:table-cell>
          <table:table-cell office:value-type="string">
            <text:p>[1, 0, 0, 1, 1, 0]</text:p>
          </table:table-cell>
          <table:table-cell office:value-type="string">
            <text:p>1.0*1 + 1.0*1 + -2.0*0 + 1.0*0 + 2.0*1 + 0.0*1 + -1.0*0 = 4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Epoch 2</text:p>
          </table:table-cell>
          <table:table-cell table:number-columns-repeated="6"/>
        </table:table-row>
        <table:table-row table:style-name="ro1">
          <table:table-cell office:value-type="string">
            <text:p>Instance</text:p>
          </table:table-cell>
          <table:table-cell office:value-type="string">
            <text:p>Weights</text:p>
          </table:table-cell>
          <table:table-cell office:value-type="string">
            <text:p>x</text:p>
          </table:table-cell>
          <table:table-cell office:value-type="string">
            <text:p>Activation</text:p>
          </table:table-cell>
          <table:table-cell office:value-type="string">
            <text:p>Prediction</text:p>
          </table:table-cell>
          <table:table-cell office:value-type="string">
            <text:p>Target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[ 1. -2. <text:s/>1. <text:s/>2. <text:s/>0. -1.]</text:p>
          </table:table-cell>
          <table:table-cell office:value-type="string">
            <text:p>[0, 1, 0, 0, 0, 1]</text:p>
          </table:table-cell>
          <table:table-cell office:value-type="string">
            <text:p>1.0*1 + 1.0*0 + -2.0*1 + 1.0*0 + 2.0*0 + 0.0*0 + -1.0*1 = -2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 1. -2. <text:s/>1. <text:s/>2. <text:s/>0. -1.]</text:p>
          </table:table-cell>
          <table:table-cell office:value-type="string">
            <text:p>[0, 1, 1, 1, 1, 0]</text:p>
          </table:table-cell>
          <table:table-cell office:value-type="string">
            <text:p>1.0*1 + 1.0*0 + -2.0*1 + 1.0*1 + 2.0*1 + 0.0*1 + -1.0*0 = 2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 1. -3. <text:s/>0. <text:s/>1. -1. -1.]</text:p>
          </table:table-cell>
          <table:table-cell office:value-type="string">
            <text:p>[0, 0, 1, 0, 1, 0]</text:p>
          </table:table-cell>
          <table:table-cell office:value-type="string">
            <text:p>0.0*1 + 1.0*0 + -3.0*0 + 0.0*1 + 1.0*0 + -1.0*1 + -1.0*0 = -1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 1. -3. <text:s/>0. <text:s/>1. -1. -1.]</text:p>
          </table:table-cell>
          <table:table-cell office:value-type="string">
            <text:p>[0, 0, 1, 1, 0, 0]</text:p>
          </table:table-cell>
          <table:table-cell office:value-type="string">
            <text:p>0.0*1 + 1.0*0 + -3.0*0 + 0.0*1 + 1.0*1 + -1.0*0 + -1.0*0 = 1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 1. -3. <text:s/>0. <text:s/>1. -1. -1.]</text:p>
          </table:table-cell>
          <table:table-cell office:value-type="string">
            <text:p>[1, 0, 1, 1, 1, 0]</text:p>
          </table:table-cell>
          <table:table-cell office:value-type="string">
            <text:p>0.0*1 + 1.0*1 + -3.0*0 + 0.0*1 + 1.0*1 + -1.0*1 + -1.0*0 = 1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 1. -3. <text:s/>0. <text:s/>1. -1. -1.]</text:p>
          </table:table-cell>
          <table:table-cell office:value-type="string">
            <text:p>[1, 0, 0, 1, 1, 0]</text:p>
          </table:table-cell>
          <table:table-cell office:value-type="string">
            <text:p>0.0*1 + 1.0*1 + -3.0*0 + 0.0*0 + 1.0*1 + -1.0*1 + -1.0*0 = 1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 1. -3. <text:s/>0. <text:s/>1. -1. -1.]</text:p>
          </table:table-cell>
          <table:table-cell office:value-type="string">
            <text:p>[1, 0, 0, 1, 1, 0]</text:p>
          </table:table-cell>
          <table:table-cell office:value-type="string">
            <text:p>0.0*1 + 1.0*1 + -3.0*0 + 0.0*0 + 1.0*1 + -1.0*1 + -1.0*0 = 1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Epoch 3</text:p>
          </table:table-cell>
          <table:table-cell table:number-columns-repeated="6"/>
        </table:table-row>
        <table:table-row table:style-name="ro1">
          <table:table-cell office:value-type="string">
            <text:p>Instance</text:p>
          </table:table-cell>
          <table:table-cell office:value-type="string">
            <text:p>Weights</text:p>
          </table:table-cell>
          <table:table-cell office:value-type="string">
            <text:p>x</text:p>
          </table:table-cell>
          <table:table-cell office:value-type="string">
            <text:p>Activation</text:p>
          </table:table-cell>
          <table:table-cell office:value-type="string">
            <text:p>Prediction</text:p>
          </table:table-cell>
          <table:table-cell office:value-type="string">
            <text:p>Target</text:p>
          </table:table-cell>
          <table:table-cell office:value-type="string">
            <text:p>Corr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[ 1. -3. <text:s/>0. <text:s/>1. -1. -1.]</text:p>
          </table:table-cell>
          <table:table-cell office:value-type="string">
            <text:p>[0, 1, 0, 0, 0, 1]</text:p>
          </table:table-cell>
          <table:table-cell office:value-type="string">
            <text:p>0.0*1 + 1.0*0 + -3.0*1 + 0.0*0 + 1.0*0 + -1.0*0 + -1.0*1 = -4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[ 1. -3. <text:s/>0. <text:s/>1. -1. -1.]</text:p>
          </table:table-cell>
          <table:table-cell office:value-type="string">
            <text:p>[0, 1, 1, 1, 1, 0]</text:p>
          </table:table-cell>
          <table:table-cell office:value-type="string">
            <text:p>0.0*1 + 1.0*0 + -3.0*1 + 0.0*1 + 1.0*1 + -1.0*1 + -1.0*0 = -3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[ 1. -3. <text:s/>0. <text:s/>1. -1. -1.]</text:p>
          </table:table-cell>
          <table:table-cell office:value-type="string">
            <text:p>[0, 0, 1, 0, 1, 0]</text:p>
          </table:table-cell>
          <table:table-cell office:value-type="string">
            <text:p>0.0*1 + 1.0*0 + -3.0*0 + 0.0*1 + 1.0*0 + -1.0*1 + -1.0*0 = -1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[ 1. -3. <text:s/>0. <text:s/>1. -1. -1.]</text:p>
          </table:table-cell>
          <table:table-cell office:value-type="string">
            <text:p>[0, 0, 1, 1, 0, 0]</text:p>
          </table:table-cell>
          <table:table-cell office:value-type="string">
            <text:p>0.0*1 + 1.0*0 + -3.0*0 + 0.0*1 + 1.0*1 + -1.0*0 + -1.0*0 = 1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[ 1. -3. <text:s/>0. <text:s/>1. -1. -1.]</text:p>
          </table:table-cell>
          <table:table-cell office:value-type="string">
            <text:p>[1, 0, 1, 1, 1, 0]</text:p>
          </table:table-cell>
          <table:table-cell office:value-type="string">
            <text:p>0.0*1 + 1.0*1 + -3.0*0 + 0.0*1 + 1.0*1 + -1.0*1 + -1.0*0 = 1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[ 1. -3. <text:s/>0. <text:s/>1. -1. -1.]</text:p>
          </table:table-cell>
          <table:table-cell office:value-type="string">
            <text:p>[1, 0, 0, 1, 1, 0]</text:p>
          </table:table-cell>
          <table:table-cell office:value-type="string">
            <text:p>0.0*1 + 1.0*1 + -3.0*0 + 0.0*0 + 1.0*1 + -1.0*1 + -1.0*0 = 1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[ 1. -3. <text:s/>0. <text:s/>1. -1. -1.]</text:p>
          </table:table-cell>
          <table:table-cell office:value-type="string">
            <text:p>[1, 0, 0, 1, 1, 0]</text:p>
          </table:table-cell>
          <table:table-cell office:value-type="string">
            <text:p>0.0*1 + 1.0*1 + -3.0*0 + 0.0*0 + 1.0*1 + -1.0*1 + -1.0*0 = 1.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verged!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14:58:27</meta:creation-date>
    <dc:date>2014-06-08T17:35:56</dc:date>
    <meta:editing-duration>P1DT48M39S</meta:editing-duration>
    <meta:editing-cycles>52</meta:editing-cycles>
    <meta:generator>LibreOffice/3.5$Linux_X86_64 LibreOffice_project/350m1$Build-2</meta:generator>
    <meta:document-statistic meta:table-count="3" meta:cell-count="892" meta:object-count="0"/>
  </office:meta>
</office:document-meta>
</file>